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28">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urrently exploring hands-on senior engineering and architecture roles focused on building scalable, production systems while maintaining momentum through open-source contributions and bootstrapped venture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1">
        <text:list-item>
          <text:p text:style-name="P1">Served 6.8M page views annually, with 2.2M-member user base</text:p>
        </text:list-item>
        <text:list-item>
          <text:p text:style-name="P1">Built CMS with React, TypeScript, and RESTful C# APIs</text:p>
        </text:list-item>
        <text:list-item>
          <text:p text:style-name="P1">Enabled search via AWS Lambda → OpenSearch pipeline</text:p>
        </text:list-item>
        <text:list-item>
          <text:p text:style-name="P1">Maintained blue-green deployments on AWS Elastic Beanstalk</text:p>
        </text:list-item>
        <text:list-item>
          <text:p text:style-name="P1">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lead-architect--nexxt"/>Lead Architect | Nexxt<text:bookmark-end text:name="lead-architect--nexxt"/></text:h>
      <text:p text:style-name="First_20_paragraph">Oct 2023 - Aug 2025</text:p>
      <text:p text:style-name="Text_20_body">Architected and developed scalable AI-driven solutions and integrations using .NET, C#, Angular, and TypeScript. Specialized in event-driven architecture, OpenAI GPT integration, and AWS cloud services.</text:p>
      <text:list text:style-name="L2">
        <text:list-item>
          <text:p text:style-name="P2">Developed enterprise AI Assistant for email composition, web-page building, and job postings</text:p>
        </text:list-item>
        <text:list-item>
          <text:p text:style-name="P2">Designed event-driven integration framework with robust data-validation mechanisms</text:p>
        </text:list-item>
        <text:list-item>
          <text:p text:style-name="P2">Implemented job-title-normalization algorithms with confidence scoring</text:p>
        </text:list-item>
        <text:list-item>
          <text:p text:style-name="P2">Built advanced admin interfaces and reporting dashboards</text:p>
        </text:list-item>
        <text:list-item>
          <text:p text:style-name="P2">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list text:style-name="L22">
        <text:list-item>
          <text:p text:style-name="P22"><text:span text:style-name="T1">MBA Coursework</text:span> in e-Business and Organizational Change: Regent University (Aug 2000 - May 2001)</text:p>
        </text:list-item>
        <text:list-item>
          <text:p text:style-name="P22"><text:span text:style-name="T1">Bachelor of Science</text:span> in Business Administration: Oral Roberts University with a GPA of <text:span text:style-name="T2">3.49</text:span> (Aug 1997 - Dec 2002)</text:p>
        </text:list-item>
      </text:list>
      <text:h text:style-name="Heading_20_2" text:outline-level="2"><text:bookmark-start text:name="certifications"/>Certifications<text:bookmark-end text:name="certifications"/></text:h>
      <text:list text:style-name="L23">
        <text:list-item>
          <text:p text:style-name="P23">Dale Carnegie Course (Jun 2005)</text:p>
        </text:list-item>
        <text:list-item>
          <text:p text:style-name="P23">Microsoft Certified Solutions Developer (MCSD) (Jun 2005)</text:p>
        </text:list-item>
        <text:list-item>
          <text:p text:style-name="P23">Certified PC Troubleshooter, NRI Schools (Apr 2000)</text:p>
        </text:list-item>
        <text:list-item>
          <text:p text:style-name="P23">Certified in eCommerce Concepts, Brainbench.com (Jan 2000)</text:p>
        </text:list-item>
      </text:list>
      <text:h text:style-name="Heading_20_2" text:outline-level="2"><text:bookmark-start text:name="projects"/>Projects<text:bookmark-end text:name="projects"/></text:h>
      <text:h text:style-name="Heading_20_3" text:outline-level="3"><text:bookmark-start text:name="educational-scheduling-platform"/>Educational Scheduling Platform<text:bookmark-end text:name="educational-scheduling-platform"/></text:h>
      <text:p text:style-name="First_20_paragraph">Richard Adleta May 2025 - Present</text:p>
      <text:p text:style-name="Text_20_body">Full-stack educational technology platform for Elementary Schools scheduling and compliance tracking. Bootstrapped passion project built with modern tech stack while exploring new opportunities.</text:p>
      <text:list text:style-name="L24">
        <text:list-item>
          <text:p text:style-name="P24">Architecting and developing full-stack educational scheduling platform from inception using React 18.3, TypeScript 5.8, .NET 8, and PostgreSQL 17</text:p>
        </text:list-item>
        <text:list-item>
          <text:p text:style-name="P24">Implementing repository pattern with unit of work, comprehensive migration system (95+ DbUp migrations), and Zod schema validation for type safety</text:p>
        </text:list-item>
        <text:list-item>
          <text:p text:style-name="P24">Building responsive single-page application with Tailwind CSS 4 and strict TypeScript configuration with focus on clean architecture</text:p>
        </text:list-item>
        <text:list-item>
          <text:p text:style-name="P24">Designing PostgreSQL database schema supporting complex scheduling workflows and compliance tracking for elementary education</text:p>
        </text:list-item>
        <text:list-item>
          <text:p text:style-name="P24">Active daily development with 280+ C# files and 318+ TypeScript files, deployed on Digital Ocean App Platform</text:p>
        </text:list-item>
      </text:list>
      <text:h text:style-name="Heading_20_3" text:outline-level="3"><text:bookmark-start text:name="claude-iterate"/><text:a xlink:type="simple" xlink:href="https://www.npmjs.com/package/claude-iterate" office:name=""><text:span text:style-name="Definition">claude-iterate</text:span></text:a><text:bookmark-end text:name="claude-iterate"/></text:h>
      <text:p text:style-name="First_20_paragraph">Richard Adleta Oct 2025 - Present</text:p>
      <text:p text:style-name="Text_20_body">TypeScript CLI tool enabling autonomous multi-step task execution with Claude Code through managed workspaces, reusable templates, and intelligent iteration loops. Developed collaboratively with Claude Code. Published to npm with comprehensive testing and verification framework.</text:p>
      <text:list text:style-name="L25">
        <text:list-item>
          <text:p text:style-name="P25">Developed 8,578-line TypeScript CLI tool with strategy pattern architecture enabling autonomous AI agent workflows with dual execution modes (loop and iterative)</text:p>
        </text:list-item>
        <text:list-item>
          <text:p text:style-name="P25">Published to npm with 228 passing Vitest tests achieving 100% mocked external dependencies and deterministic CI/CD without real API calls</text:p>
        </text:list-item>
        <text:list-item>
          <text:p text:style-name="P25">Implemented three-tier verification system (quick/standard/deep) with evidence-based prompts and automatic resume-on-fail capabilities ensuring work quality</text:p>
        </text:list-item>
        <text:list-item>
          <text:p text:style-name="P25">Architected extensible mode factory with template manager and 4-layer configuration hierarchy (CLI &gt; Workspace &gt; Project &gt; User) following git-style interface patterns</text:p>
        </text:list-item>
      </text:list>
      <text:h text:style-name="Heading_20_3" text:outline-level="3"><text:bookmark-start text:name="mdite"/><text:a xlink:type="simple" xlink:href="https://www.npmjs.com/package/mdite" office:name=""><text:span text:style-name="Definition">mdite</text:span></text:a><text:bookmark-end text:name="mdite"/></text:h>
      <text:p text:style-name="First_20_paragraph">Richard Adleta Oct 2025 - Present</text:p>
      <text:p text:style-name="Text_20_body">Graph-based markdown documentation toolkit treating docs as connected systems rather than isolated files. Enables validation, dependency analysis, and orphan detection using depth-first traversal. Developed collaboratively with Claude Code. Published to npm with multi-platform CI/CD.</text:p>
      <text:list text:style-name="L26">
        <text:list-item>
          <text:p text:style-name="P26">Architected novel graph-based documentation system (6.4K LOC TypeScript) treating markdown files as connected nodes/edges, enabling system-wide validation and dependency analysis impossible with traditional tools</text:p>
        </text:list-item>
        <text:list-item>
          <text:p text:style-name="P26">Achieved 2-3x performance improvement via centralized markdown caching and 5-10x speedup through parallel link validation with controlled concurrency using custom promise pooling</text:p>
        </text:list-item>
        <text:list-item>
          <text:p text:style-name="P26">Built Unix-philosophy CLI with stdout/stderr separation, TTY detection, proper exit codes, and signal handling; published to npm with 70%+ test coverage across Ubuntu, macOS, and Windows</text:p>
        </text:list-item>
        <text:list-item>
          <text:p text:style-name="P26">Developed comprehensive validation system supporting file links, anchor links, cross-file anchors, orphan detection, and JMESPath frontmatter queries with multi-file entry points</text:p>
        </text:list-item>
      </text:list>
      <text:h text:style-name="Heading_20_3" text:outline-level="3"><text:bookmark-start text:name="model-context-protocol-implementation-for-backlogmd"/><text:a xlink:type="simple" xlink:href="https://github.com/MrLesk/Backlog.md" office:name=""><text:span text:style-name="Definition">Model Context Protocol Implementation for Backlog.md</text:span></text:a><text:bookmark-end text:name="model-context-protocol-implementation-for-backlogmd"/></text:h>
      <text:p text:style-name="First_20_paragraph">Backlog.md Oct 2025</text:p>
      <text:p text:style-name="Text_20_body">Comprehensive Model Context Protocol (MCP) integration enabling AI agents (Claude Code, Codex, Gemini CLI) to interact with Backlog.md task management system. Developed collaboratively with Claude Code and project author. Massive feature addition implementing 75+ MCP tools with dynamic resources and full test coverage.</text:p>
      <text:list text:style-name="L27">
        <text:list-item>
          <text:p text:style-name="P27">Authored complete Model Context Protocol (MCP) implementation as massive open-source contribution: 97 files changed, 6,620 insertions, 1,669 deletions</text:p>
        </text:list-item>
        <text:list-item>
          <text:p text:style-name="P27">Implemented 75+ MCP tools covering full task lifecycle (create, read, update, delete, search, status management) with dynamic resource discovery and comprehensive test coverage</text:p>
        </text:list-item>
        <text:list-item>
          <text:p text:style-name="P27">Built stdio/HTTP/SSE transport layer architecture enabling AI agent integration across multiple platforms (Claude Code, Codex, Gemini CLI)</text:p>
        </text:list-item>
        <text:list-item>
          <text:p text:style-name="P27">Followed strict architectural principles maintaining pure protocol wrapper with zero business logic coupling, enabling clean separation of concerns</text:p>
        </text:list-item>
      </text:list>
      <text:h text:style-name="Heading_20_3" text:outline-level="3"><text:bookmark-start text:name="resume-viewer"/><text:a xlink:type="simple" xlink:href="https://resume-viewer.richardadleta.com" office:name=""><text:span text:style-name="Definition">Resume Viewer</text:span></text:a><text:bookmark-end text:name="resume-viewer"/></text:h>
      <text:p text:style-name="First_20_paragraph">Richard Adleta Apr 2025 - Present</text:p>
      <text:p text:style-name="Text_20_body">Designed and developed a prototype web application that showcases professional skills through an interactive resume platform. Built with React, Tailwind CSS, and a Zod-based schema system extending the JSON Resume standard. Features include responsive design, customizable deployment parameters, and dynamic data visualization components.</text:p>
      <text:h text:style-name="Heading_20_3" text:outline-level="3"><text:bookmark-start text:name="promptpasta"/><text:a xlink:type="simple" xlink:href="https://marketplace.visualstudio.com/items?itemName=RichardAdleta.promptpasta" office:name=""><text:span text:style-name="Definition">PromptPasta</text:span></text:a><text:bookmark-end text:name="promptpasta"/></text:h>
      <text:p text:style-name="First_20_paragraph">Richard Adleta Oct 2024</text:p>
      <text:p text:style-name="Text_20_body">A VS Code extension that allows users to copy selected files as formatted markdown.</text:p>
      <text:h text:style-name="Heading_20_3" text:outline-level="3"><text:bookmark-start text:name="copy-context"/><text:a xlink:type="simple" xlink:href="https://marketplace.visualstudio.com/items?itemName=collinc777.context-copy" office:name=""><text:span text:style-name="Definition">Copy Context</text:span></text:a><text:bookmark-end text:name="copy-context"/></text:h>
      <text:p text:style-name="First_20_paragraph">Collin Campbell Aug 2024</text:p>
      <text:p text:style-name="Text_20_body">Submitted enhancements and features for the VS Code extension for copying selected files as formatted markdown</text:p>
      <text:h text:style-name="Heading_20_3" text:outline-level="3"><text:bookmark-start text:name="open-flash-chart"/><text:a xlink:type="simple" xlink:href="http://teethgrinder.co.uk/open-flash-chart/" office:name=""><text:span text:style-name="Definition">Open Flash Chart</text:span></text:a><text:bookmark-end text:name="open-flash-chart"/></text:h>
      <text:p text:style-name="First_20_paragraph">.NET API for Flash Charting Component</text:p>
      <text:h text:style-name="Heading_20_3" text:outline-level="3"><text:bookmark-start text:name="nantcontrib"/><text:a xlink:type="simple" xlink:href="http://nantcontrib.sourceforge.net/" office:name=""><text:span text:style-name="Definition">NAntContrib</text:span></text:a><text:bookmark-end text:name="nantcontrib"/></text:h>
      <text:p text:style-name="First_20_paragraph">Submitted VssDelete task</text:p>
      <text:h text:style-name="Heading_20_3" text:outline-level="3"><text:bookmark-start text:name="demeanor-add-in-for-visual-studio-net"/>Demeanor Add-in for Visual Studio .NET<text:bookmark-end text:name="demeanor-add-in-for-visual-studio-net"/></text:h>
      <text:p text:style-name="First_20_paragraph">Wise Owl, Inc. Apr 2002 - Jun 2002</text:p>
      <text:p text:style-name="Text_20_body">Developed a Microsoft C# .NET add-in for Wise Owl’s Demeanor obfuscation utility, enabling on-the-fly assembly obfuscation directly within the IDE</text:p>
      <text:h text:style-name="Heading_20_3" text:outline-level="3"><text:bookmark-start text:name="fasstscan"/>FasstScan<text:bookmark-end text:name="fasstscan"/></text:h>
      <text:p text:style-name="First_20_paragraph">First Nation Bank of Coweta Sep 2001 - Dec 2001</text:p>
      <text:p text:style-name="Text_20_body">Created a VB6 application enabling bank tellers to scan and save important documents and track banking information using COM, Microsoft Access, and scanning components</text:p>
      <text:h text:style-name="Heading_20_3" text:outline-level="3"><text:bookmark-start text:name="billionhoursorg"/>Billionhours.org<text:bookmark-end text:name="billionhoursorg"/></text:h>
      <text:p text:style-name="First_20_paragraph">Global Christian Network Incorporated Feb 1999</text:p>
      <text:p text:style-name="Text_20_body">Developed a web application using PHP, MySQL, and Corel Photo-Shop 9 to provide web exposure for a global organization’s project</text:p>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28">“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8">— Bill Rybinski, Bill managed Richard directly (April 2025)</text:p>
      <text:p text:style-name="Horizontal_20_Line"/>
      <text:p text:style-name="P29">“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9">— Scott Wormington, Scott worked with Richard but on different teams (April 2025)</text:p>
      <text:p text:style-name="Horizontal_20_Line"/>
      <text:p text:style-name="P30">“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30">— Rich Milgram, Rich was senior to Richard but didn’t manage Richard directly (April 2025) (April 2025)</text:p>
      <text:p text:style-name="Horizontal_20_Line"/>
      <text:p text:style-name="P31">“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31">— Andrea Durlak, Andrea worked with Richard but on different teams (April 2025)</text:p>
      <text:p text:style-name="Horizontal_20_Line"/>
      <text:p text:style-name="P32">“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32">— Stephen Morrell, Stephen worked with Richard on the same team (April 2025)</text:p>
      <text:p text:style-name="Horizontal_20_Line"/>
      <text:p text:style-name="P33">“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33">— Kevin E. Schlabach, Kevin worked with Richard on the same team (January 2013)</text:p>
      <text:p text:style-name="Horizontal_20_Line"/>
      <text:p text:style-name="P34">“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4">— Spencer Creasey, Spencer reported directly to Richard (July 2011)</text:p>
      <text:p text:style-name="Horizontal_20_Line"/>
      <text:p text:style-name="P35">“Richard is a superb technical architect and lead developer who works effectively with his team and business partners to deliver value. I hope to have the pleasure of working with him again in the future.”</text:p>
      <text:p text:style-name="P35">— Thom Rossi, Thom managed Richard directly (June 2011)</text:p>
      <text:p text:style-name="Horizontal_20_Line"/>
      <text:p text:style-name="P36">“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6">— Mark Henderson, CFA, Mark worked with Richard but on different teams (June 2008)</text:p>
      <text:h text:style-name="Heading_20_2" text:outline-level="2"><text:bookmark-start text:name="additional-information"/>Additional Information<text:bookmark-end text:name="additional-information"/></text:h>
      <text:list text:style-name="L28">
        <text:list-item>
          <text:p text:style-name="P37"><text:span text:style-name="T2">About Me:</text:span> <text:a xlink:type="simple" xlink:href="https://www.richardadleta.com/about" office:name=""><text:span text:style-name="Definition">https://www.richardadleta.com/about</text:span></text:a></text:p>
        </text:list-item>
        <text:list-item>
          <text:p text:style-name="P37"><text:span text:style-name="T2">Resume:</text:span> <text:a xlink:type="simple" xlink:href="https://www.richardadleta.com/resume" office:name=""><text:span text:style-name="Definition">https://www.richardadleta.com/resume</text:span></text:a></text:p>
        </text:list-item>
        <text:list-item>
          <text:p text:style-name="P37"><text:span text:style-name="T2">GitHub:</text:span> <text:a xlink:type="simple" xlink:href="https://github.com/radleta" office:name=""><text:span text:style-name="Definition">https://github.com/radleta</text:span></text:a></text:p>
        </text:list-item>
        <text:list-item>
          <text:p text:style-name="P37"><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7T16:21:25Z</meta:creation-date>
    <dc:date>2025-11-07T16:21:25Z</dc:date>
  </office:meta>
</office:document-meta>
</file>